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fa2f" officeooo:paragraph-rsid="000ffa2f"/>
    </style:style>
    <style:style style:name="P2" style:family="paragraph" style:parent-style-name="Standard">
      <style:text-properties style:text-underline-style="solid" style:text-underline-width="auto" style:text-underline-color="font-color" fo:font-weight="bold" officeooo:rsid="000ffa2f" officeooo:paragraph-rsid="000ffa2f"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11c8f" officeooo:paragraph-rsid="00111c8f"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4707a" officeooo:paragraph-rsid="0014707a" style:font-weight-asian="bold" style:font-weight-complex="bold"/>
    </style:style>
    <style:style style:name="P5" style:family="paragraph" style:parent-style-name="Standard">
      <style:text-properties fo:font-style="italic" fo:font-weight="bold" officeooo:rsid="000ffa2f" officeooo:paragraph-rsid="000ffa2f" style:font-style-asian="italic" style:font-weight-asian="bold" style:font-style-complex="italic" style:font-weight-complex="bold"/>
    </style:style>
    <style:style style:name="P6" style:family="paragraph" style:parent-style-name="Standard">
      <style:text-properties style:text-underline-style="none" fo:font-weight="normal" officeooo:rsid="000ffa2f" officeooo:paragraph-rsid="000ffa2f" style:font-weight-asian="normal" style:font-weight-complex="normal"/>
    </style:style>
    <style:style style:name="P7" style:family="paragraph" style:parent-style-name="Standard">
      <style:text-properties style:text-underline-style="none" fo:font-weight="normal" officeooo:rsid="000ffa2f" officeooo:paragraph-rsid="00107128" style:font-weight-asian="normal" style:font-weight-complex="normal"/>
    </style:style>
    <style:style style:name="P8" style:family="paragraph" style:parent-style-name="Standard">
      <style:text-properties style:text-underline-style="none" fo:font-weight="normal" officeooo:rsid="00107128" officeooo:paragraph-rsid="00107128" style:font-weight-asian="normal" style:font-weight-complex="normal"/>
    </style:style>
    <style:style style:name="P9" style:family="paragraph" style:parent-style-name="Standard">
      <style:text-properties style:text-underline-style="none" fo:font-weight="normal" officeooo:rsid="00111c8f" officeooo:paragraph-rsid="00111c8f" style:font-weight-asian="normal" style:font-weight-complex="normal"/>
    </style:style>
    <style:style style:name="P10" style:family="paragraph" style:parent-style-name="Standard">
      <style:text-properties style:text-underline-style="none" fo:font-weight="normal" officeooo:rsid="0012b2b6" officeooo:paragraph-rsid="0012b2b6" style:font-weight-asian="normal" style:font-weight-complex="normal"/>
    </style:style>
    <style:style style:name="P11" style:family="paragraph" style:parent-style-name="Standard">
      <style:text-properties style:text-underline-style="none" fo:font-weight="normal" officeooo:rsid="0013254f" officeooo:paragraph-rsid="0013254f" style:font-weight-asian="normal" style:font-weight-complex="normal"/>
    </style:style>
    <style:style style:name="P12" style:family="paragraph" style:parent-style-name="Standard">
      <style:text-properties style:text-underline-style="none" fo:font-weight="normal" officeooo:rsid="0014707a" officeooo:paragraph-rsid="0014707a" style:font-weight-asian="normal" style:font-weight-complex="normal"/>
    </style:style>
    <style:style style:name="P13" style:family="paragraph" style:parent-style-name="Standard">
      <style:text-properties style:text-underline-style="none" fo:font-weight="normal" officeooo:rsid="0014e4f9" officeooo:paragraph-rsid="0014e4f9" style:font-weight-asian="normal" style:font-weight-complex="normal"/>
    </style:style>
    <style:style style:name="P14" style:family="paragraph" style:parent-style-name="Standard">
      <style:text-properties fo:font-size="14pt" style:text-underline-style="solid" style:text-underline-width="auto" style:text-underline-color="font-color" fo:font-weight="bold" officeooo:rsid="0012b2b6" officeooo:paragraph-rsid="0012b2b6" style:font-size-asian="14pt" style:font-weight-asian="bold" style:font-size-complex="14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officeooo:rsid="0013254f" style:font-weight-asian="bold" style:font-weight-complex="bold"/>
    </style:style>
    <style:style style:name="T4" style:family="text">
      <style:text-properties officeooo:rsid="00107128"/>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12b2b6"/>
    </style:style>
    <style:style style:name="T8" style:family="text">
      <style:text-properties officeooo:rsid="001325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etodologías de Proyectos</text:p>
      <text:p text:style-name="P1"/>
      <text:p text:style-name="P2">Desarrollo en cascada:</text:p>
      <text:p text:style-name="P1"/>
      <text:p text:style-name="P1"><text:span text:style-name="T1">Requisitos:</text:span> se hace un Briefing con el cliente, sabiendo expresar la parte técnica en términos de un cliente que no entiende de todo, se entrega un documento de Specs(una descripción general del proyecto)</text:p>
      <text:p text:style-name="P1"/>
      <text:p text:style-name="P1"><text:span text:style-name="T1">Diseño:</text:span>debes diseñar y elegir que tipo de bases de datos, que programas usaras según las necesidades del proyecto mas adecuadas. El resultado del diseña son unos Mock-up(una previsualización de como sera la Web.<text:span text:style-name="T4">(mockplus.com)</text:span></text:p>
      <text:p text:style-name="P1"/>
      <text:p text:style-name="P7"><text:span text:style-name="T1">Implementación</text:span>: <text:span text:style-name="T4">es el proceso mas largo,debes tener la arquitectura y el Mock-up, y el diagrama de flujo,es cuando empiezas a picar código</text:span></text:p>
      <text:p text:style-name="P7"><text:span text:style-name="T4">Entra los testers o QA, a buscar los posibles errores que tenga la App</text:span></text:p>
      <text:p text:style-name="P8"/>
      <text:p text:style-name="P2"/>
      <text:p text:style-name="P6"><text:span text:style-name="T1">Verificación: </text:span><text:span text:style-name="T4">lo entregas al cliente, y él lo verificará</text:span></text:p>
      <text:p text:style-name="P6"/>
      <text:p text:style-name="P6"><text:span text:style-name="T1">Mantenimiento:</text:span><text:span text:style-name="T4">el soporte técnico y la revisión de programas usados(pueden que algunos tengan actualizaciones o se queden obsoletos)</text:span></text:p>
      <text:p text:style-name="P6"/>
      <text:p text:style-name="P3">Agile:</text:p>
      <text:p text:style-name="P9"/>
      <text:p text:style-name="P9">Son un grupo de metodologías que hacen que sea fácil hacer cambios en un proyecto ya en marcha, </text:p>
      <text:p text:style-name="P9">las dos cualidades mas importantes son:</text:p>
      <text:p text:style-name="P9"><text:s/><text:span text:style-name="T5">Desarrollo Iterativa:</text:span><text:span text:style-name="T6">se hace todo en pequeños ciclos de tiempos, y cada ciclo tiene su desarrollo en c</text:span>ascada (es cuando aparece el Producto Mínimo Viable)</text:p>
      <text:p text:style-name="P9"/>
      <text:p text:style-name="P9"><text:span text:style-name="T5">Desarrollo Incremental</text:span>: empiezas con cosas básicas, y a medida que vas consolidando logros, vas incrementando funciones</text:p>
      <text:p text:style-name="P9"/>
      <text:p text:style-name="P9">Las <text:span text:style-name="T7">dos</text:span> mas importantes son:</text:p>
      <text:p text:style-name="P9"/>
      <text:p text:style-name="P14">Scrum:</text:p>
      <text:p text:style-name="P10">La idea principal es que todo el equipo trabaje en paralelo, diseñadores, programadores, etc</text:p>
      <text:p text:style-name="P10">Es efectivo con equipos pequeños(10 pax) y constado de perfiles mixtos, donde es vital la coordinación y comunicación entre ellos. Siempre debe haber una voz mandante que se llama el <text:span text:style-name="T2">SCRUM MÁSTER</text:span>,</text:p>
      <text:p text:style-name="P10">Organizando las pequeñas tareas(<text:span text:style-name="T3">TICKETS</text:span>),<text:span text:style-name="T8">también</text:span> una <text:span text:style-name="T2">S</text:span><text:span text:style-name="T3">TORY</text:span>( un conjunto de <text:span text:style-name="T3">TICKETS</text:span>)<text:span text:style-name="T8">y luego combinando todo llamándolo </text:span><text:span text:style-name="T3">EPIC</text:span></text:p>
      <text:p text:style-name="P11">El conjunto de Tickets se llama <text:span text:style-name="T2">BACKLOG</text:span> y los organizas por prioridad, haciendo un <text:span text:style-name="T2">SRINT</text:span>(periodo de tiempo para cada conjunto de <text:span text:style-name="T2">TICKETS</text:span>)</text:p>
      <text:p text:style-name="P11"/>
      <text:p text:style-name="P4">KANBAN:</text:p>
      <text:p text:style-name="P12">Se basa en organizar el los TICKETS y organizarlo en columnas (Backlog, Priority, InProgress,Blocked, Done)</text:p>
      <text:p text:style-name="P12"/>
      <text:p text:style-name="P4">SCRUMBAN:</text:p>
      <text:p text:style-name="P12">Es una mezcla de los dos (SRUM Y KANBAN)</text:p>
      <text:p text:style-name="P12"/>
      <text:p text:style-name="P13">La mejor herramienta para organizar los Tickets es Trello.com</text:p>
      <text:p text:style-name="P13"><text:soft-page-break/>Para mi proyecto tendré:</text:p>
      <text:p text:style-name="P13"/>
      <text:p text:style-name="P13"><text:span text:style-name="T2">Metodología </text:span>: Scrumban</text:p>
      <text:p text:style-name="P13"><text:span text:style-name="T2">Sprints</text:span>: semanales</text:p>
      <text:p text:style-name="P13"><text:span text:style-name="T2">Herramienta Tickets</text:span>: Trello.com</text:p>
      <text:p text:style-name="P13"><text:span text:style-name="T2">Dailies</text:span>: 10 minutos</text:p>
      <text:p text:style-name="P11"/>
      <text:p text:style-name="P10"/>
      <text:p text:style-name="P10"/>
      <text:p text:style-name="P10"/>
      <text:p text:style-name="P10"/>
      <text:p text:style-name="P9"/>
      <text:p text:style-name="P6"/>
      <text:p text:style-name="P3"/>
      <text:p text:style-name="P3"/>
      <text:p text:style-name="P3"/>
      <text:p text:style-name="P3"/>
      <text:p text:style-name="P9"/>
      <text:p text:style-name="P9"/>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2T09:27:32.658000000</meta:creation-date>
    <dc:date>2020-03-12T10:45:15.685000000</dc:date>
    <meta:editing-duration>PT5S</meta:editing-duration>
    <meta:editing-cycles>1</meta:editing-cycles>
    <meta:document-statistic meta:table-count="0" meta:image-count="0" meta:object-count="0" meta:page-count="2" meta:paragraph-count="29" meta:word-count="338" meta:character-count="2205" meta:non-whitespace-character-count="1894"/>
    <meta:generator>LibreOffice/6.4.1.2$Windows_X86_64 LibreOffice_project/4d224e95b98b138af42a64d84056446d09082932</meta:generator>
  </office:meta>
</office:document-meta>
</file>